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0098" officeooo:paragraph-rsid="001d00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 prompt for typeform – form<text:line-break/><text:line-break/></text:p>
      <text:p text:style-name="P1"/>
      <text:p text:style-name="P1"/>
      <text:p text:style-name="P1">- provide your personal details (first name,last name, email, phone number, company)</text:p>
      <text:p text:style-name="P1">- what is your level of experience in software development (options are beginner, intermediate, advanced, expert)</text:p>
      <text:p text:style-name="P1">- which programming languages are you proficient in (options are javascript, python, java, Ruby, Other)</text:p>
      <text:p text:style-name="P1">- Have you worked with any specific frameworks or libraries (enter answer by typing)</text:p>
      <text:p text:style-name="P1"><text:s/>- How many years of experience do you have in web development <text:s/>(enter answer by typing)</text:p>
      <text:p text:style-name="P1">- Are you familiar with version control systems like Git (options are yes and no)</text:p>
      <text:p text:style-name="P1">- Which country are you currently located (add options for 8 different countries, and a final option "other)</text:p>
      <text:p text:style-name="P1">- what is your preferred method of communication for work related matters (options are - "email", "phone", "slack" , "zoom", "other")</text:p>
      <text:p text:style-name="P1">- Can you provide a link to your github profile or portfolio</text:p>
      <text:p text:style-name="P1">- <text:s/>Are you comfortable working in a team environment?</text:p>
      <text:p text:style-name="P1">- Do you have experience with Agile development methodologies ? (options are "yes" and "no")</text:p>
      <text:p text:style-name="P1">- Are you a figma designer ? (options are "yes" and "no")</text:p>
      <text:p text:style-name="P1">- Please add your figma links for us to view your work history</text:p>
      <text:p text:style-name="P1">- How soon are you able to start work ?</text:p>
      <text:p text:style-name="P1">- What is your native language ?</text:p>
      <text:p text:style-name="P1">- Do you speak English <text:s/>(options are "yes" and "no")</text:p>
      <text:p text:style-name="P1">- What is your timezone ?</text:p>
      <text:p text:style-name="P1">- What are your salary expectations ?</text:p>
      <text:p text:style-name="P1">- Which of the following are you applying for ? (options are "API scraper", "Python Developer", "Frontend Developer")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23:05:56.535095782</meta:creation-date>
    <dc:date>2024-09-19T23:25:08.527799994</dc:date>
    <meta:editing-duration>PT19M16S</meta:editing-duration>
    <meta:editing-cycles>1</meta:editing-cycles>
    <meta:generator>LibreOffice/7.5.5.2$Linux_X86_64 LibreOffice_project/50$Build-2</meta:generator>
    <meta:document-statistic meta:table-count="0" meta:image-count="0" meta:object-count="0" meta:page-count="1" meta:paragraph-count="20" meta:word-count="251" meta:character-count="1453" meta:non-whitespace-character-count="1213"/>
  </office:meta>
</office:document-meta>
</file>